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justify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  <style:text-properties fo:font-size="12pt" officeooo:rsid="000dab8f" officeooo:paragraph-rsid="000dab8f" style:font-size-asian="12pt" style:font-size-complex="12pt"/>
    </style:style>
    <style:style style:name="P3" style:family="paragraph" style:parent-style-name="Standard" style:list-style-name="L2">
      <style:paragraph-properties fo:margin-top="0cm" fo:margin-bottom="0cm" loext:contextual-spacing="false" fo:text-align="justify" style:justify-single-word="false"/>
      <style:text-properties fo:font-size="12pt" officeooo:rsid="000dab8f" officeooo:paragraph-rsid="000dab8f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officeooo:paragraph-rsid="000dab8f"/>
    </style:style>
    <style:style style:name="P6" style:family="paragraph" style:parent-style-name="Standard" style:list-style-name="L2">
      <style:paragraph-properties fo:margin-top="0cm" fo:margin-bottom="0cm" loext:contextual-spacing="false" fo:text-align="justify" style:justify-single-word="false"/>
      <style:text-properties officeooo:paragraph-rsid="000dab8f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  <style:text-properties fo:font-weight="bold" officeooo:rsid="000dab8f" officeooo:paragraph-rsid="000dab8f" style:font-weight-asian="bold" style:font-weight-complex="bold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0dab8f" officeooo:paragraph-rsid="000dab8f"/>
    </style:style>
    <style:style style:name="P9" style:family="paragraph" style:parent-style-name="Standard" style:list-style-name="L2">
      <style:paragraph-properties fo:margin-top="0cm" fo:margin-bottom="0cm" loext:contextual-spacing="false" fo:text-align="justify" style:justify-single-word="false"/>
      <style:text-properties officeooo:rsid="000dab8f" officeooo:paragraph-rsid="000dab8f"/>
    </style:style>
    <style:style style:name="P10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1"/>
      <style:text-properties fo:font-size="12pt" fo:font-weight="bold" style:font-size-asian="12pt" style:font-weight-asian="bold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dab8f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0dab8f" style:font-size-asian="12pt" style:font-weight-asian="normal" style:font-size-complex="12pt" style:font-weight-complex="normal"/>
    </style:style>
    <style:style style:name="T5" style:family="text">
      <style:text-properties officeooo:rsid="000dab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Recapitulando:</text:p>
      <text:p text:style-name="P2"/>
      <text:p text:style-name="P2">O tema é um site eCommerce de bebidas. Vende os mais variados tipos de bebidas: vodka, espumante, vinho, whisky, entre outros. O usuário pode cadastrar-se e navegar no site a procura da bebida ideal a seu paladar.</text:p>
      <text:p text:style-name="P1"/>
      <text:p text:style-name="P4"><text:span text:style-name="T5">Pacotes Meteor adicionais</text:span> utilizados</text:p>
      <text:p text:style-name="P4"/>
      <text:list xml:id="list7439810036069403885" text:style-name="L1">
        <text:list-item>
          <text:p text:style-name="P5"><text:span text:style-name="T4">meteor add fortawesome:fontawesome</text:span></text:p>
          <text:list>
            <text:list-item>
              <text:p text:style-name="P5"><text:span text:style-name="T2">Para uso de Glyphicons e ícones;</text:span></text:p>
            </text:list-item>
          </text:list>
        </text:list-item>
      </text:list>
      <text:list xml:id="list7504192173886114297" text:style-name="L2">
        <text:list-item>
          <text:p text:style-name="P3">meteor add twbs:bootstrap</text:p>
          <text:list>
            <text:list-item>
              <text:p text:style-name="P3">Para importar o bootstrap para o projeto;</text:p>
            </text:list-item>
          </text:list>
        </text:list-item>
        <text:list-item>
          <text:p text:style-name="P6"><text:span text:style-name="T2">meteor add accounts-ui accounts-password<text:tab/></text:span></text:p>
          <text:list>
            <text:list-item>
              <text:p text:style-name="P9"><text:span text:style-name="T1">Para criação de login de usuário, ja vém até com banco inserido;</text:span></text:p>
            </text:list-item>
          </text:list>
        </text:list-item>
        <text:list-item>
          <text:p text:style-name="P9"><text:span text:style-name="T1">meteor add accounts-facebook</text:span></text:p>
          <text:list>
            <text:list-item>
              <text:p text:style-name="P9"><text:span text:style-name="T1">Para utilização de login com o Facebook;</text:span></text:p>
            </text:list-item>
          </text:list>
        </text:list-item>
        <text:list-item>
          <text:p text:style-name="P9"><text:span text:style-name="T1">meteor add facebook-config-ui</text:span></text:p>
          <text:list>
            <text:list-item>
              <text:p text:style-name="P9"><text:span text:style-name="T1">Para poder configurar o Facebook developer;</text:span></text:p>
            </text:list-item>
          </text:list>
        </text:list-item>
        <text:list-item>
          <text:p text:style-name="P9"><text:span text:style-name="T1">meteor add iron:router</text:span></text:p>
          <text:list>
            <text:list-item>
              <text:p text:style-name="P9"><text:span text:style-name="T1">Para fazer uma espécie de linkagem entre páginas</text:span></text:p>
            </text:list-item>
          </text:list>
        </text:list-item>
      </text:list>
      <text:p text:style-name="P8"><text:span text:style-name="T1"/></text:p>
      <text:p text:style-name="P7"><text:span text:style-name="T1">Banco</text:span></text:p>
      <text:p text:style-name="P7"><text:span text:style-name="T1"/></text:p>
      <text:p text:style-name="P7"><text:span text:style-name="T1"><text:tab/></text:span><text:span text:style-name="T3">Foi feito formulários para adicionar ou remover bebidas no banco de dados Mong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dc:date>2017-07-07T04:46:04.249389856</dc:date>
    <dc:creator>Cassol </dc:creator>
    <meta:editing-duration>PT5M52S</meta:editing-duration>
    <meta:editing-cycles>1</meta:editing-cycles>
    <meta:document-statistic meta:table-count="0" meta:image-count="0" meta:object-count="0" meta:page-count="1" meta:paragraph-count="17" meta:word-count="133" meta:character-count="808" meta:non-whitespace-character-count="702"/>
  </office:meta>
</office:document-meta>
</file>